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encoding we attempted and the programs we wrote can be found on <text:a xlink:type="simple" xlink:href="https://github.com/tei-cmc-experiment/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present some TEI models of LISTSERV email
      data. Our experiments included a combination of encoding from
      the chapter on Computer Mediated Communication (CMC, introduced
      in version 4.8 of July 2024) and from the correspondence
      description (<text:span text:style-name="teiCode">&lt;correspDesc&gt;</text:span>, introduced in version 2.8 of
      April 2015), and now a basis for the <text:a xlink:type="simple" xlink:href="https://correspsearch.net/en/home.html">correspSearch
      web service</text:a> and the Correspondence Metadata Interchange
      Format (CMIF) for publishing archives of
      correspondence. Notably, the Correspondence SIG has posted an <text:a xlink:type="simple" xlink:href="https://github.com/TEI-Correspondence-SIG/correspDesc/blob/master/examples/example02_email.xml">example
      for encoding an email</text:a> message with <text:span text:style-name="teiCode">&lt;correspDesc&gt;</text:span>,
      and the example, while helpful for modeling the use of <text:span text:style-name="teiCode">&lt;correspAction&gt;</text:span> to indicate who sends and who receives,
      does not attempt to address the larger context of LISTSERV
      handling which we attempt to model in this section.<text:span text:style-name="T1"><text:note text:id="body.ftn17" text:note-class="footnote"><text:note-citation>17</text:note-citation><text:note-body><text:p text:style-name="teiFootnote"><text:span text:style-name="footnote_20_reference"/>. Stadler et. al. (2016–2017)
        include discussion of the possibilities for encoding email in their article about applications for <text:span text:style-name="teiCode">&lt;correspDesc&gt;</text:span>. However, Beißwenger et. al. (2012) did not
      include email in their proposed schema for representing computer-mediated communication, though they suggest that it
      could potentially be encoded as such. At the time of this writing, the CMC chapter of the TEI Guidelines
      does not model email correspondence.</text:p></text:note-body></text:note></text:span></text:p>
      <text:p text:style-name="teiPara">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span text:style-name="T1"><text:note text:id="body.ftn18" text:note-class="footnote"><text:note-citation>18</text:note-citation><text:note-body><text:p text:style-name="teiFootnote"><text:span text:style-name="footnote_20_reference"/>. Not to be confused with the
        <text:span text:style-name="teiCode">Reply-To</text:span> field, which contains the address to
        which a reply should be sent. Since usually the sender’s
        email client sets this field, we do not think it is particularly
        interesting.</text:p></text:note-body></text:note></text:span></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ply-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9" text:note-class="footnote"><text:note-citation>19</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s that we moved the
           information about the sender of the message to attributes
           of the <text:span text:style-name="teiCode">&lt;post&gt;</text:span> element. The sender is designated on
           the <text:span text:style-name="teiCode">@who</text:span> with a pointer to a <text:span text:style-name="teiCode">&lt;person&gt;</text:span>
           element whose distinct identifier is an altered form of
           their email address.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20" text:note-class="footnote"><text:note-citation>20</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21" text:note-class="footnote"><text:note-citation>21</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subscription list.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style-name="teiBiblioEntry">
         Stadler, Peter; Illetschko, Marcel; Seifert, Sabine, “Towards a Model for 
           Encoding Correspondence in the TEI: Developing and Implementing &lt;correspDesc&gt;,”
         <text:span text:style-name="teiItalics">Journal of the Text Encoding Initiative</text:span>, Issue 9 (September 2016–December 2017)
         <text:a xlink:type="simple" xlink:href="https://doi.org/10.4000/jtei.1433">https://doi.org/10.4000/jtei.1433</text:a>.
       </text:p>
      <text:p text:style-name="teiBiblioEntry">
         Beißwenger, Michael; Ermakova, Maria; Geyken, Alexander; Lemnitzer, Lothar; Storrer, Angelika, 
         “A TEI Schema for the Representation of Computer-mediated Communication,”
         <text:span text:style-name="teiItalics">Journal of the Text Encoding Initiative</text:span>, Issue 3 (November 2012)
         <text:a xlink:type="simple" xlink:href="https://doi.org/10.4000/jtei.476">https://doi.org/10.4000/jtei.476</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